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文泉驛點陣正黑" svg:font-family="文泉驛點陣正黑"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6pt" fo:font-weight="bold" officeooo:rsid="000c45be" officeooo:paragraph-rsid="00061168" style:font-size-asian="26pt" style:font-weight-asian="bold" style:font-size-complex="26pt" style:font-weight-complex="bold"/>
    </style:style>
    <style:style style:name="P2" style:family="paragraph" style:parent-style-name="Standard">
      <style:text-properties style:font-name="Arial" officeooo:rsid="000c45be" officeooo:paragraph-rsid="00061168"/>
    </style:style>
    <style:style style:name="P3" style:family="paragraph" style:parent-style-name="Standard">
      <style:text-properties style:font-name="Arial" fo:font-size="20pt" fo:font-style="italic" officeooo:rsid="000c45be" officeooo:paragraph-rsid="00061168" style:font-size-asian="20pt" style:font-style-asian="italic" style:font-size-complex="20pt" style:font-style-complex="italic"/>
    </style:style>
    <style:style style:name="P4" style:family="paragraph" style:parent-style-name="Standard">
      <style:text-properties style:font-name="Arial" fo:font-size="16pt" fo:font-style="italic" officeooo:rsid="000c45be" officeooo:paragraph-rsid="00061168" style:font-size-asian="14pt" style:font-style-asian="italic" style:font-size-complex="16pt" style:font-style-complex="italic"/>
    </style:style>
    <style:style style:name="P5" style:family="paragraph" style:parent-style-name="Standard">
      <style:text-properties style:font-name="Arial" fo:font-size="16pt" fo:font-style="italic" officeooo:rsid="000dfcdd" officeooo:paragraph-rsid="00061168" style:font-size-asian="14pt" style:font-style-asian="italic" style:font-size-complex="16pt" style:font-style-complex="italic"/>
    </style:style>
    <style:style style:name="P6" style:family="paragraph" style:parent-style-name="Standard">
      <style:text-properties style:font-name="Arial" fo:font-size="16pt" fo:font-style="italic" officeooo:rsid="00195ef6" officeooo:paragraph-rsid="00061168" style:font-size-asian="14pt" style:font-style-asian="italic" style:font-size-complex="16pt" style:font-style-complex="italic"/>
    </style:style>
    <style:style style:name="P7" style:family="paragraph" style:parent-style-name="Standard">
      <style:text-properties style:font-name="Arial" fo:font-size="16pt" fo:font-style="italic" officeooo:rsid="001a02ec" officeooo:paragraph-rsid="00061168" style:font-size-asian="14pt" style:font-style-asian="italic" style:font-size-complex="16pt" style:font-style-complex="italic"/>
    </style:style>
    <style:style style:name="P8" style:family="paragraph" style:parent-style-name="Standard">
      <style:text-properties style:font-name="Arial" fo:font-size="16pt" fo:font-style="italic" officeooo:rsid="000c45be" officeooo:paragraph-rsid="00061168" style:font-size-asian="16pt" style:font-style-asian="italic" style:font-size-complex="16pt" style:font-style-complex="italic"/>
    </style:style>
    <style:style style:name="P9" style:family="paragraph" style:parent-style-name="Standard">
      <style:text-properties style:font-name="Arial" fo:font-size="16pt" officeooo:rsid="000c45be" officeooo:paragraph-rsid="00061168" style:font-size-asian="14pt" style:font-size-complex="16pt"/>
    </style:style>
    <style:style style:name="P10" style:family="paragraph" style:parent-style-name="Standard">
      <style:text-properties style:font-name="Arial" fo:font-size="16pt" officeooo:rsid="000dfcdd" officeooo:paragraph-rsid="00061168" style:font-size-asian="14pt" style:font-size-complex="16pt"/>
    </style:style>
    <style:style style:name="P11" style:family="paragraph" style:parent-style-name="Standard">
      <style:text-properties style:font-name="Arial" fo:font-size="16pt" officeooo:rsid="00195ef6" officeooo:paragraph-rsid="00061168" style:font-size-asian="14pt" style:font-size-complex="16pt"/>
    </style:style>
    <style:style style:name="P12" style:family="paragraph" style:parent-style-name="Standard">
      <style:text-properties style:font-name="Arial" fo:font-size="16pt" officeooo:rsid="001a02ec" officeooo:paragraph-rsid="00061168" style:font-size-asian="14pt" style:font-size-complex="16pt"/>
    </style:style>
    <style:style style:name="P13" style:family="paragraph" style:parent-style-name="Standard">
      <style:text-properties style:font-name="Arial" fo:font-size="16pt" fo:font-style="normal" officeooo:rsid="001a02ec" officeooo:paragraph-rsid="00061168" style:font-size-asian="14pt" style:font-style-asian="normal" style:font-size-complex="16pt" style:font-style-complex="normal"/>
    </style:style>
    <style:style style:name="P14" style:family="paragraph" style:parent-style-name="Standard">
      <style:text-properties style:font-name="Arial" fo:font-size="12pt" officeooo:rsid="000dfcdd" officeooo:paragraph-rsid="00061168" style:font-size-asian="10.5pt" style:font-size-complex="12pt"/>
    </style:style>
    <style:style style:name="P15" style:family="paragraph" style:parent-style-name="Standard">
      <style:text-properties style:font-name="Arial" fo:font-size="12pt" officeooo:rsid="00195ef6" officeooo:paragraph-rsid="00061168" style:font-size-asian="10.5pt" style:font-size-complex="12pt"/>
    </style:style>
    <style:style style:name="P16" style:family="paragraph" style:parent-style-name="Standard">
      <style:text-properties style:font-name="Arial" fo:font-size="12pt" fo:font-style="italic" officeooo:rsid="000c45be" officeooo:paragraph-rsid="00061168" style:font-size-asian="12pt" style:font-style-asian="italic" style:font-size-complex="12pt" style:font-style-complex="italic"/>
    </style:style>
    <style:style style:name="P17" style:family="paragraph" style:parent-style-name="Standard">
      <style:text-properties style:font-name="Arial" fo:font-size="12pt" fo:font-style="italic" officeooo:rsid="0007741f" officeooo:paragraph-rsid="0007741f" style:font-size-asian="12pt" style:font-style-asian="italic" style:font-size-complex="12pt" style:font-style-complex="italic"/>
    </style:style>
    <style:style style:name="P18" style:family="paragraph" style:parent-style-name="Standard">
      <style:text-properties style:font-name="Arial" fo:font-size="12pt" officeooo:rsid="001a02ec" officeooo:paragraph-rsid="0007741f" style:font-size-asian="12pt" style:font-size-complex="12pt"/>
    </style:style>
    <style:style style:name="P19" style:family="paragraph" style:parent-style-name="Standard">
      <style:text-properties style:font-name="Arial" officeooo:rsid="0007741f" officeooo:paragraph-rsid="0007741f"/>
    </style:style>
    <style:style style:name="P20" style:family="paragraph" style:parent-style-name="Standard">
      <style:text-properties style:font-name="Arial" fo:font-size="12pt" officeooo:rsid="000dfcdd" officeooo:paragraph-rsid="00061168" style:font-size-asian="10.5pt" style:font-size-complex="12pt"/>
    </style:style>
    <style:style style:name="P21" style:family="paragraph" style:parent-style-name="Standard">
      <style:text-properties style:font-name="Arial" fo:font-size="12pt" officeooo:rsid="0007741f" officeooo:paragraph-rsid="0007741f" style:font-size-asian="12pt" style:font-size-complex="12pt"/>
    </style:style>
    <style:style style:name="P22" style:family="paragraph" style:parent-style-name="Standard">
      <style:text-properties style:font-name="Arial" fo:font-size="12pt" fo:font-style="italic" officeooo:rsid="0007741f" officeooo:paragraph-rsid="0007741f" style:font-size-asian="12pt" style:font-style-asian="italic" style:font-size-complex="12pt" style:font-style-complex="italic"/>
    </style:style>
    <style:style style:name="P23" style:family="paragraph" style:parent-style-name="Standard">
      <style:text-properties style:font-name="Arial" fo:font-size="12pt" fo:font-style="italic" officeooo:rsid="0007741f" officeooo:paragraph-rsid="000ee465" style:font-size-asian="12pt" style:font-style-asian="italic" style:font-size-complex="12pt" style:font-style-complex="italic"/>
    </style:style>
    <style:style style:name="P24" style:family="paragraph" style:parent-style-name="Standard">
      <style:text-properties style:font-name="Arial" officeooo:rsid="001b36bc" officeooo:paragraph-rsid="00061168"/>
    </style:style>
    <style:style style:name="P25" style:family="paragraph" style:parent-style-name="Standard">
      <style:text-properties style:font-name="Arial" officeooo:rsid="0009f6c2" officeooo:paragraph-rsid="000ad07b"/>
    </style:style>
    <style:style style:name="P26" style:family="paragraph" style:parent-style-name="Standard">
      <style:text-properties style:font-name="Arial" fo:font-size="16pt" fo:font-style="italic" officeooo:rsid="001a02ec" officeooo:paragraph-rsid="00061168" style:font-size-asian="14pt" style:font-style-asian="italic" style:font-size-complex="16pt" style:font-style-complex="italic"/>
    </style:style>
    <style:style style:name="P27" style:family="paragraph" style:parent-style-name="Standard">
      <style:text-properties style:font-name="Arial" fo:font-size="16pt" fo:font-style="italic" officeooo:rsid="001a02ec" officeooo:paragraph-rsid="0009f6c2" style:font-size-asian="14pt" style:font-style-asian="italic" style:font-size-complex="16pt" style:font-style-complex="italic"/>
    </style:style>
    <style:style style:name="P28" style:family="paragraph" style:parent-style-name="Standard">
      <style:text-properties style:font-name="Arial" fo:font-size="16pt" fo:font-style="italic" officeooo:rsid="0009f6c2" officeooo:paragraph-rsid="0009f6c2" style:font-size-asian="14pt" style:font-style-asian="italic" style:font-size-complex="16pt" style:font-style-complex="italic"/>
    </style:style>
    <style:style style:name="P29" style:family="paragraph" style:parent-style-name="Standard">
      <style:text-properties style:font-name="Arial" fo:font-size="16pt" fo:font-style="italic" officeooo:rsid="0009f6c2" officeooo:paragraph-rsid="000ad07b" style:font-size-asian="14pt" style:font-style-asian="italic" style:font-size-complex="16pt" style:font-style-complex="italic"/>
    </style:style>
    <style:style style:name="P30" style:family="paragraph" style:parent-style-name="Standard">
      <style:text-properties style:font-name="Arial" officeooo:rsid="000c45be" officeooo:paragraph-rsid="00061168"/>
    </style:style>
    <style:style style:name="P31" style:family="paragraph" style:parent-style-name="Standard" style:master-page-name="">
      <style:paragraph-properties fo:margin-left="0.5in" fo:margin-right="0in" fo:text-indent="0in" style:auto-text-indent="false" style:page-number="auto"/>
      <style:text-properties style:font-name="Arial" officeooo:rsid="000c45be" officeooo:paragraph-rsid="00061168"/>
    </style:style>
    <style:style style:name="P32" style:family="paragraph" style:parent-style-name="Standard" style:master-page-name="">
      <style:paragraph-properties fo:margin-left="0.5in" fo:margin-right="0in" fo:text-indent="0in" style:auto-text-indent="false" style:page-number="auto"/>
      <style:text-properties style:font-name="Arial" officeooo:rsid="000cd942" officeooo:paragraph-rsid="000cd942"/>
    </style:style>
    <style:style style:name="P33" style:family="paragraph" style:parent-style-name="Standard">
      <style:paragraph-properties fo:margin-left="0.5in" fo:margin-right="0in" fo:text-indent="0in" style:auto-text-indent="false"/>
      <style:text-properties style:font-name="Arial" officeooo:rsid="000cd942" officeooo:paragraph-rsid="000cd942"/>
    </style:style>
    <style:style style:name="P34" style:family="paragraph" style:parent-style-name="Standard">
      <style:paragraph-properties fo:margin-left="0.5in" fo:margin-right="0in" fo:text-indent="0in" style:auto-text-indent="false"/>
      <style:text-properties style:font-name="Arial" officeooo:rsid="000d052c" officeooo:paragraph-rsid="000d052c"/>
    </style:style>
    <style:style style:name="P35" style:family="paragraph" style:parent-style-name="Standard">
      <style:paragraph-properties fo:margin-left="0.5in" fo:margin-right="0in" fo:text-indent="0in" style:auto-text-indent="false"/>
      <style:text-properties style:font-name="Arial" officeooo:rsid="000c45be" officeooo:paragraph-rsid="00061168"/>
    </style:style>
    <style:style style:name="P36" style:family="paragraph" style:parent-style-name="Standard">
      <style:paragraph-properties fo:margin-left="0.5in" fo:margin-right="0in" fo:text-indent="0in" style:auto-text-indent="false"/>
      <style:text-properties style:font-name="Arial" officeooo:rsid="000ed070" officeooo:paragraph-rsid="000ed070"/>
    </style:style>
    <style:style style:name="P37" style:family="paragraph" style:parent-style-name="Standard">
      <style:paragraph-properties fo:margin-left="0.5in" fo:margin-right="0in" fo:text-indent="0in" style:auto-text-indent="false"/>
      <style:text-properties style:font-name="Arial" officeooo:rsid="000ee465" officeooo:paragraph-rsid="000ee465"/>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4pt" officeooo:rsid="00155d52" style:font-size-asian="14pt" style:font-size-complex="14pt"/>
    </style:style>
    <style:style style:name="T3" style:family="text">
      <style:text-properties fo:font-size="14pt" officeooo:rsid="001e6327" style:font-size-asian="14pt" style:font-size-complex="14pt"/>
    </style:style>
    <style:style style:name="T4" style:family="text">
      <style:text-properties fo:font-size="14pt" officeooo:rsid="001da781" style:font-size-asian="14pt" style:font-size-complex="14pt"/>
    </style:style>
    <style:style style:name="T5" style:family="text">
      <style:text-properties fo:font-size="14pt" officeooo:rsid="001b36bc" style:font-size-complex="14pt"/>
    </style:style>
    <style:style style:name="T6" style:family="text">
      <style:text-properties fo:font-size="14pt" officeooo:rsid="0007741f" style:font-size-complex="14pt"/>
    </style:style>
    <style:style style:name="T7" style:family="text">
      <style:text-properties fo:font-size="14pt" fo:font-style="normal" style:font-style-asian="normal" style:font-size-complex="14pt" style:font-style-complex="normal"/>
    </style:style>
    <style:style style:name="T8" style:family="text">
      <style:text-properties fo:font-size="14pt" fo:font-style="normal" officeooo:rsid="001b36bc" style:font-style-asian="normal" style:font-size-complex="14pt" style:font-style-complex="normal"/>
    </style:style>
    <style:style style:name="T9" style:family="text">
      <style:text-properties fo:font-size="14pt" fo:font-style="normal" officeooo:rsid="0009f6c2" style:font-style-asian="normal" style:font-size-complex="14pt" style:font-style-complex="normal"/>
    </style:style>
    <style:style style:name="T10" style:family="text">
      <style:text-properties fo:font-size="14pt" fo:font-style="normal" officeooo:rsid="000ad07b" style:font-style-asian="normal" style:font-size-complex="14pt" style:font-style-complex="normal"/>
    </style:style>
    <style:style style:name="T11" style:family="text">
      <style:text-properties officeooo:rsid="00155d52"/>
    </style:style>
    <style:style style:name="T12" style:family="text">
      <style:text-properties officeooo:rsid="00195ef6"/>
    </style:style>
    <style:style style:name="T13" style:family="text">
      <style:text-properties officeooo:rsid="001da781"/>
    </style:style>
    <style:style style:name="T14" style:family="text">
      <style:text-properties fo:font-style="italic" style:font-style-asian="italic" style:font-style-complex="italic"/>
    </style:style>
    <style:style style:name="T15" style:family="text">
      <style:text-properties officeooo:rsid="0007741f"/>
    </style:style>
    <style:style style:name="T16" style:family="text">
      <style:text-properties fo:font-weight="bold" officeooo:rsid="0007741f" style:font-weight-asian="bold" style:font-weight-complex="bold"/>
    </style:style>
    <style:style style:name="T17" style:family="text">
      <style:text-properties fo:font-size="12pt" fo:font-style="normal" style:font-size-asian="10.5pt" style:font-style-asian="normal" style:font-size-complex="12pt" style:font-style-complex="normal"/>
    </style:style>
    <style:style style:name="T18" style:family="text">
      <style:text-properties fo:font-size="12pt" fo:font-style="normal" officeooo:rsid="0007741f" style:font-size-asian="10.5pt" style:font-style-asian="normal" style:font-size-complex="12pt" style:font-style-complex="normal"/>
    </style:style>
    <style:style style:name="T19" style:family="text">
      <style:text-properties fo:font-size="12pt" fo:font-style="normal" officeooo:rsid="001b36bc" style:font-size-asian="10.5pt" style:font-style-asian="normal" style:font-size-complex="12pt" style:font-style-complex="normal"/>
    </style:style>
    <style:style style:name="T20" style:family="text">
      <style:text-properties fo:font-size="12pt" fo:font-style="normal" officeooo:rsid="000ad07b" style:font-size-asian="10.5pt" style:font-style-asian="normal" style:font-size-complex="12pt" style:font-style-complex="normal"/>
    </style:style>
    <style:style style:name="T21" style:family="text">
      <style:text-properties fo:font-size="12pt" fo:font-style="normal" officeooo:rsid="000c3dcf" style:font-size-asian="10.5pt" style:font-style-asian="normal" style:font-size-complex="12pt" style:font-style-complex="normal"/>
    </style:style>
    <style:style style:name="T22" style:family="text">
      <style:text-properties fo:font-size="12pt" fo:font-style="normal" style:font-size-asian="12pt" style:font-style-asian="normal" style:font-size-complex="12pt" style:font-style-complex="normal"/>
    </style:style>
    <style:style style:name="T23" style:family="text">
      <style:text-properties fo:font-size="12pt" fo:font-style="normal" officeooo:rsid="000ad07b" style:font-size-asian="12pt" style:font-style-asian="normal" style:font-size-complex="12pt" style:font-style-complex="normal"/>
    </style:style>
    <style:style style:name="T24" style:family="text">
      <style:text-properties fo:font-size="12pt" style:font-size-asian="12pt" style:font-size-complex="12pt"/>
    </style:style>
    <style:style style:name="T25" style:family="text">
      <style:text-properties fo:font-size="12pt" officeooo:rsid="000d052c" style:font-size-asian="12pt" style:font-size-complex="12pt"/>
    </style:style>
    <style:style style:name="T26" style:family="text">
      <style:text-properties fo:font-size="12pt" officeooo:rsid="000ee465" style:font-size-asian="12pt" style:font-size-complex="12pt"/>
    </style:style>
    <style:style style:name="T27" style:family="text">
      <style:text-properties fo:font-size="16pt" fo:font-weight="normal" officeooo:rsid="00091325" style:font-size-asian="16pt" style:font-weight-asian="normal" style:font-size-complex="16pt" style:font-weight-complex="normal"/>
    </style:style>
    <style:style style:name="T28" style:family="text">
      <style:text-properties officeooo:rsid="0009f6c2"/>
    </style:style>
    <style:style style:name="T29" style:family="text">
      <style:text-properties fo:font-style="normal" style:font-style-asian="normal" style:font-style-complex="normal"/>
    </style:style>
    <style:style style:name="T30" style:family="text">
      <style:text-properties fo:font-style="normal" officeooo:rsid="0009f6c2" style:font-style-asian="normal" style:font-style-complex="normal"/>
    </style:style>
    <style:style style:name="T31" style:family="text">
      <style:text-properties fo:font-style="normal" officeooo:rsid="000ad07b" style:font-style-asian="normal" style:font-style-complex="normal"/>
    </style:style>
    <style:style style:name="T32" style:family="text">
      <style:text-properties officeooo:rsid="000c3dcf"/>
    </style:style>
    <style:style style:name="T33" style:family="text">
      <style:text-properties officeooo:rsid="000d052c"/>
    </style:style>
    <style:style style:name="T34" style:family="text">
      <style:text-properties officeooo:rsid="000ee4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1 – MIS and MID</text:p>
      <text:p text:style-name="P2"/>
      <text:p text:style-name="P2"><text:span text:style-name="T1">Module:</text:span> <text:span text:style-name="T15">sdl2_connect4</text:span></text:p>
      <text:p text:style-name="P19">Contains the main game loop to run the Connect 4 program. All event handling from SDL_Events are done in the sdl2_connect4 module (e.g. mouse clicks).</text:p>
      <text:p text:style-name="P2"/>
      <text:p text:style-name="P3">--- Interface ---</text:p>
      <text:p text:style-name="P4"/>
      <text:p text:style-name="P8">Uses:</text:p>
      <text:p text:style-name="P2"><text:tab/>None</text:p>
      <text:p text:style-name="P9"/>
      <text:p text:style-name="P5">Defined Macros/Constants:</text:p>
      <text:p text:style-name="P14"><text:tab/>None</text:p>
      <text:p text:style-name="P9"/>
      <text:p text:style-name="P5">Defined Types:</text:p>
      <text:p text:style-name="P14"><text:tab/><text:span text:style-name="T15">None</text:span></text:p>
      <text:p text:style-name="P10"/>
      <text:p text:style-name="P8">Access programs:</text:p>
      <text:p text:style-name="P2"><text:tab/></text:p>
      <text:p text:style-name="P2"/>
      <text:p text:style-name="P2"><text:tab/><text:span text:style-name="T16">connect4</text:span><text:span text:style-name="T2">:</text:span></text:p>
      <text:p text:style-name="P2"><text:tab/><text:span text:style-name="T11">Return Type: integer</text:span></text:p>
      <text:p text:style-name="P2"><text:tab/><text:span text:style-name="T11">Parameters: none</text:span></text:p>
      <text:p text:style-name="P2"><text:tab/><text:span text:style-name="T11">Returns 0 for success. Plans to potentially return values other than 0 for different error <text:tab/><text:tab/>codes. Runs the Connect 4 game.</text:span></text:p>
      <text:p text:style-name="P2"/>
      <text:p text:style-name="P3">--- I<text:span text:style-name="T12">mplementation</text:span> ---</text:p>
      <text:p text:style-name="P4"/>
      <text:p text:style-name="P8">Uses:</text:p>
      <text:p text:style-name="P16"><text:tab/><text:span text:style-name="T12">board.h</text:span></text:p>
      <text:p text:style-name="P17"><text:tab/>graphics.h</text:p>
      <text:p text:style-name="P23"><text:tab/>gameLogic.h</text:p>
      <text:p text:style-name="P16"><text:tab/><text:span text:style-name="T12">stdio.h (C runtime library)</text:span></text:p>
      <text:p text:style-name="P17"><text:tab/><text:span text:style-name="T34">SDL.h (secret hidden by this module – event handling/graphics library)</text:span></text:p>
      <text:p text:style-name="P16"/>
      <text:p text:style-name="P9"/>
      <text:p text:style-name="P6">Type Definitions/Structure,Union,Enumeration Declarations:</text:p>
      <text:p text:style-name="P15"><text:tab/><text:span text:style-name="T15">None</text:span></text:p>
      <text:p text:style-name="P11"/>
      <text:p text:style-name="P12"><text:span text:style-name="T14">Variables</text:span>:</text:p>
      <text:p text:style-name="P18"><text:tab/><text:span text:style-name="T15">The three arrays: </text:span></text:p>
      <text:p text:style-name="P18"><text:soft-page-break/><text:tab/><text:span text:style-name="T15">void (*handleEvents[NUMBER_OF_STATES])(GameState *gameState)</text:span></text:p>
      <text:p text:style-name="P21"><text:tab/>void (*logic[NUMBER_OF_STATES])()</text:p>
      <text:p text:style-name="P18"><text:tab/><text:span text:style-name="T15">void (*render[NUMBER_OF_STATES])()</text:span></text:p>
      <text:p text:style-name="P18"><text:tab/></text:p>
      <text:p text:style-name="P18"><text:tab/><text:span text:style-name="T28">are array variables hidden in the sdl2_connect4 implementation, which contain function <text:tab/>pointers returning type void and taking one argument of type GameState, returning <text:tab/>void and taking no arguments, and returning void and taking no arguments for the <text:tab/>handleEvents, logic[] and render[] arrays, respectively. These arrays contain the <text:tab/>different functionality that should happen when the game is in a different state. For <text:tab/>example, if the current state were MAINMENU, then the render[] array would be <text:tab/>indexed to a function that renders the main menu background.</text:span></text:p>
      <text:p text:style-name="P9"/>
      <text:p text:style-name="P7">Access Programs:</text:p>
      <text:p text:style-name="P27"><text:s text:c="8"/><text:span text:style-name="T30">static void </text:span><text:span text:style-name="T9">logicStub() {}</text:span></text:p>
      <text:p text:style-name="P27"><text:span text:style-name="T9"><text:tab/>static void handleEventsStub(GameState *gameState) {}</text:span></text:p>
      <text:p text:style-name="P27"><text:span text:style-name="T9"><text:tab/>static void renderStub() {}</text:span></text:p>
      <text:p text:style-name="P28"><text:span text:style-name="T7"><text:tab/></text:span><text:span text:style-name="T22">These three function are empty stub functions, used in the handleEvents[], logic[] and <text:tab/>render[] arrays when we are in a state that doesn't, for example, do any logic. E.g. the <text:tab/>MAINMENU state indexes the logic[] array to logicStub().</text:span></text:p>
      <text:p text:style-name="P28"/>
      <text:p text:style-name="P29"><text:span text:style-name="T22"><text:tab/></text:span><text:span text:style-name="T10">st</text:span><text:span text:style-name="T29">atic </text:span><text:span text:style-name="T31">MenuState</text:span><text:span text:style-name="T29"> </text:span><text:span text:style-name="T31">handleMainMenuMouseClick</text:span><text:span text:style-name="T8">(</text:span><text:span text:style-name="T10">int x, int y</text:span><text:span text:style-name="T8">)</text:span></text:p>
      <text:p text:style-name="P29"><text:span text:style-name="T10"><text:tab/></text:span><text:span text:style-name="T23">This function takes a point (an x, y pair) and checks if the point falls within the SETUP <text:tab/>button region, in which case it returns the SETUP MenuState.</text:span></text:p>
      <text:p text:style-name="P29"><text:span text:style-name="T8"><text:tab/></text:span><text:span text:style-name="T17">E.g.</text:span></text:p>
      <text:p text:style-name="P25"><text:span text:style-name="T17"><text:s text:c="2"/><text:tab/>if ((x &gt;= MAINMENU_SETUP_BUTTON_LEFT) &amp;&amp; </text:span></text:p>
      <text:p text:style-name="P25"><text:span text:style-name="T17"><text:s text:c="5"/><text:tab/> <text:s text:c="3"/>(y &gt;= MAINMENU_SETUP_BUTTON_TOP) &amp;&amp; </text:span></text:p>
      <text:p text:style-name="P25"><text:span text:style-name="T17"><text:s text:c="4"/><text:tab/> <text:s text:c="3"/>(x &lt;= MAINMENU_SETUP_BUTTON_RIGHT) &amp;&amp; </text:span></text:p>
      <text:p text:style-name="P25"><text:span text:style-name="T17"><text:s text:c="4"/><text:tab/> <text:s text:c="3"/>(y &lt;= MAINMENU_SETUP_BUTTON_BOTTOM)) {</text:span></text:p>
      <text:p text:style-name="P25"><text:span text:style-name="T17"><text:tab/> <text:s text:c="5"/>return SETUP; </text:span></text:p>
      <text:p text:style-name="P29"><text:span text:style-name="T19"><text:tab/> <text:s/>}</text:span></text:p>
      <text:p text:style-name="P7"><text:tab/><text:span text:style-name="T23">Likewise, a click within the QUIT button region returns the QUIT MenuState. Otherwise, <text:tab/>if the click is outside any buttons, the MAINMENU MenuState is returned.</text:span></text:p>
      <text:p text:style-name="P7"/>
      <text:p text:style-name="P13"><text:tab/><text:span text:style-name="T28">static void mainMenuHandleEvents</text:span><text:span text:style-name="T5">(</text:span><text:span text:style-name="T6">GameState *gameState</text:span><text:span text:style-name="T5">)</text:span></text:p>
      <text:p text:style-name="P24"><text:span text:style-name="T17"><text:tab/></text:span><text:span text:style-name="T18">Displays and handles mouse clicks/motions when in the MAINMENU state. Transitions <text:tab/>to SETUP state if mouse clicks are in the SETUP button region, </text:span><text:span text:style-name="T21">by calling <text:tab/>transitionSetupRender() in the graphics module</text:span><text:span text:style-name="T18">. Sets game state to QUIT if mouse <text:tab/>click is in QUIT button region. </text:span><text:span text:style-name="T20">Mouse-clicks are handled by the <text:tab/>handleMainMenuMouseClick</text:span><text:span text:style-name="T21">()</text:span><text:span text:style-name="T20"> function.</text:span></text:p>
      <text:p text:style-name="P2"/>
      <text:p text:style-name="P2"><text:tab/><text:span text:style-name="T27">void setupHandleEvents</text:span><text:span text:style-name="T3">(Board b, int row, int col)</text:span></text:p>
      <text:p text:style-name="P2"><text:tab/><text:span text:style-name="T32">This function handle mouse clicks in the SETUP state. Events are pulled off the event <text:tab/>queue using SDL_PollEvent. If an SDL_QUIT event is pulled off the event queue, the <text:tab/>game state is set to quit, i.e.</text:span></text:p>
      <text:p text:style-name="P2"/>
      <text:p text:style-name="P32"><text:soft-page-break/>if(e.type == SDL_QUIT) {</text:p>
      <text:p text:style-name="P33"><text:s text:c="2"/>gameState-&gt;currentState = QUIT;</text:p>
      <text:p text:style-name="P33">}</text:p>
      <text:p text:style-name="P33"/>
      <text:p text:style-name="P33">Also, as in mainMenuHandleEvents, this function checks handles mouse-clicks. If a mouse-click is in the Two Player or One Player button regions, transitionSetupTwoPlayer(gameState) is called, <text:span text:style-name="T33">which checks and reports any errors that occurred in the current SETUP of the board (e.g. if red won, or there is a difference &gt; 1 between number of blue tokens and number of red tokens). If the game is in progress, then currently setupHandleEvents just prints a successful message to console.</text:span></text:p>
      <text:p text:style-name="P33"/>
      <text:p text:style-name="P34">If clicks are within the setup token radii then the game state's “currentToken” data member is set to RED or BLUE, depending on which setup token was clicked.</text:p>
      <text:p text:style-name="P34">If the click is within the board, a token of the same colour as gameState-&gt;currentToken is dropped using the graphics module function dropToken(gameState-&gt;board, gameState-&gt;currentToken, dropColumn).</text:p>
      <text:p text:style-name="P2"/>
      <text:p text:style-name="P2"><text:span text:style-name="T13"><text:tab/></text:span><text:span text:style-name="T4">int connect4()</text:span></text:p>
      <text:p text:style-name="P31"><text:span text:style-name="T25">This function contains the game loop, which actually runs the entire game, controlling timing and calling all event handling functions, as well as physics-updating (logic) functions and rendering functions (graphics) in other modules. First the graphics are initialized by calling init() and loadMedia() from the graphics module. Then a GameState object, which contains the Board, current token colour, and MenuState (e.g. SETUP or QUIT) is created, which lives on the stack (global to the game loop, essentially). The game loop is as follows:</text:span></text:p>
      <text:p text:style-name="P35"/>
      <text:p text:style-name="P34"><text:span text:style-name="T24">// NOTE(brendan): game loop: event handling -&gt; logic -&gt; rendering</text:span></text:p>
      <text:p text:style-name="P34"><text:span text:style-name="T24">while(gameState.currentState != QUIT) {</text:span></text:p>
      <text:p text:style-name="P34"><text:span text:style-name="T24"><text:tab/>currentTime = SDL_GetTicks();</text:span></text:p>
      <text:p text:style-name="P34"><text:span text:style-name="T24"><text:tab/>elapsedTime = currentTime - previousTime;</text:span></text:p>
      <text:p text:style-name="P34"><text:span text:style-name="T24"><text:tab/>previousTime = currentTime;</text:span></text:p>
      <text:p text:style-name="P34"><text:span text:style-name="T24"><text:tab/>// NOTE(Zach): lag is how much the game's time is behind</text:span></text:p>
      <text:p text:style-name="P34"><text:span text:style-name="T24"><text:tab/>// the real world's time</text:span></text:p>
      <text:p text:style-name="P34"><text:span text:style-name="T24"><text:tab/>lag += elapsedTime;</text:span></text:p>
      <text:p text:style-name="P34"/>
      <text:p text:style-name="P34"><text:span text:style-name="T24"><text:tab/>// NOTE(Zach): handle events that occur in gameState.currentState</text:span></text:p>
      <text:p text:style-name="P34"><text:span text:style-name="T24"><text:tab/>handleEvents[gameState.currentState](&amp;gameState);</text:span></text:p>
      <text:p text:style-name="P34"/>
      <text:p text:style-name="P34"><text:span text:style-name="T24"><text:tab/>// NOTE(Zach): loop until the game time is up-to-date with</text:span></text:p>
      <text:p text:style-name="P34"><text:span text:style-name="T24"><text:tab/>// the real time</text:span></text:p>
      <text:p text:style-name="P34"><text:span text:style-name="T24"><text:tab/>while (lag &gt;= MS_PER_UPDATE) {</text:span></text:p>
      <text:p text:style-name="P34"><text:span text:style-name="T24"><text:tab/>// NOTE(Zach): update the game logic of gameState.currentState</text:span></text:p>
      <text:p text:style-name="P34"><text:span text:style-name="T24"><text:tab/><text:tab/>logic[gameState.currentState]();</text:span></text:p>
      <text:p text:style-name="P34"><text:span text:style-name="T24"><text:tab/><text:tab/>lag -= MS_PER_UPDATE;</text:span></text:p>
      <text:p text:style-name="P34"><text:span text:style-name="T24"><text:tab/>}</text:span></text:p>
      <text:p text:style-name="P34"/>
      <text:p text:style-name="P34"><text:span text:style-name="T24"><text:tab/>// NOTE(Zach): render images that occur in gameState.currentState</text:span></text:p>
      <text:p text:style-name="P34"><text:span text:style-name="T24"><text:tab/>render[gameState.currentState]();</text:span></text:p>
      <text:p text:style-name="P36"><text:soft-page-break/><text:span text:style-name="T24">}</text:span></text:p>
      <text:p text:style-name="P36"><text:span text:style-name="T24">This loop make three important function calls every frame (frame refreshes are sync'ed to the client's monitor refresh rate): </text:span></text:p>
      <text:p text:style-name="P36"><text:span text:style-name="T24"/></text:p>
      <text:p text:style-name="P36"><text:span text:style-name="T24">handleEvents[gameState.currentState](&amp;gameState),</text:span></text:p>
      <text:p text:style-name="P36"><text:span text:style-name="T24">logic[gameState.currentState]()</text:span></text:p>
      <text:p text:style-name="P36"><text:span text:style-name="T24">and render[gameState.currentState]()</text:span></text:p>
      <text:p text:style-name="P36"/>
      <text:p text:style-name="P36"><text:span text:style-name="T24">The functions executed by these calls correspond to the game state. The event handling functions are called in this module to handle events, such as mouse clicks. The logic functions are called in the gameLogic module and handle physics updates, such as moving falling tokens along the screen. The rendering functions do the rendering and presenting of textures onto the screen based on the current game state (stored in gameState). Physics updates are done at an interval independent of the frame update by keeping track of the elapsed t</text:span><text:span text:style-name="T26">ime since the last physics update, and granularly updating the physics by calling logic[gameState.currentState](); once for N MS_PER_UPDATE intervals where N*MS_PER_UPDATE &lt;= lag &lt; (N+1)*MS_PER_UPDATE.</text:span></text:p>
      <text:p text:style-name="P36"/>
      <text:p text:style-name="P37"><text:span text:style-name="T26">A</text:span><text:span text:style-name="T24">fter the game loop exits (the gameState.currentState became equal to QUIT), the memory allocated for the board is freed using board_destroy(gameState.board), and the memory allocated for the graphics is freed using close_sdl(). 0 is returned for success after the close_sdl() c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文泉驛點陣正黑" svg:font-family="文泉驛點陣正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驛點陣正黑"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文泉驛點陣正黑"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denser </meta:initial-creator>
    <meta:creation-date>2015-02-25T22:45:50.731993532</meta:creation-date>
    <dc:date>2015-02-26T18:55:17.167788816</dc:date>
    <dc:creator>qdenser </dc:creator>
    <meta:editing-duration>PT1H49M3S</meta:editing-duration>
    <meta:editing-cycles>5</meta:editing-cycles>
    <meta:generator>LibreOffice/4.2.8.2$Linux_X86_64 LibreOffice_project/420$Build-2</meta:generator>
    <meta:document-statistic meta:table-count="0" meta:image-count="0" meta:object-count="0" meta:page-count="4" meta:paragraph-count="85" meta:word-count="916" meta:character-count="6479" meta:non-whitespace-character-count="5518"/>
  </office:meta>
</office:document-meta>
</file>